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ac17a" officeooo:paragraph-rsid="001ac17a"/>
    </style:style>
    <style:style style:name="P2" style:family="paragraph" style:parent-style-name="Standard">
      <style:text-properties style:font-name="Calibri" officeooo:rsid="001e7167" officeooo:paragraph-rsid="001e7167"/>
    </style:style>
    <style:style style:name="P3" style:family="paragraph" style:parent-style-name="Standard">
      <style:text-properties style:font-name="Calibri" officeooo:rsid="002059d1" officeooo:paragraph-rsid="002059d1"/>
    </style:style>
    <style:style style:name="P4" style:family="paragraph" style:parent-style-name="Standard">
      <style:text-properties style:font-name="Calibri" officeooo:rsid="00219629" officeooo:paragraph-rsid="00219629"/>
    </style:style>
    <style:style style:name="P5" style:family="paragraph" style:parent-style-name="Standard">
      <style:text-properties style:font-name="Calibri" officeooo:rsid="00219629" officeooo:paragraph-rsid="00251f9b"/>
    </style:style>
    <style:style style:name="P6" style:family="paragraph" style:parent-style-name="Standard">
      <style:text-properties style:font-name="Calibri" officeooo:rsid="00219629" officeooo:paragraph-rsid="0025afc5"/>
    </style:style>
    <style:style style:name="P7" style:family="paragraph" style:parent-style-name="Standard">
      <style:text-properties style:font-name="Calibri" officeooo:rsid="00219629" officeooo:paragraph-rsid="0025d411"/>
    </style:style>
    <style:style style:name="T1" style:family="text">
      <style:text-properties officeooo:rsid="001b6df1"/>
    </style:style>
    <style:style style:name="T2" style:family="text">
      <style:text-properties officeooo:rsid="001d08ea"/>
    </style:style>
    <style:style style:name="T3" style:family="text">
      <style:text-properties officeooo:rsid="00226438"/>
    </style:style>
    <style:style style:name="T4" style:family="text">
      <style:text-properties officeooo:rsid="00251f9b"/>
    </style:style>
    <style:style style:name="T5" style:family="text">
      <style:text-properties officeooo:rsid="0025afc5"/>
    </style:style>
    <style:style style:name="T6" style:family="text">
      <style:text-properties officeooo:rsid="002851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: <text:tab/><text:tab/>To be determined</text:p>
      <text:p text:style-name="P1"/>
      <text:p text:style-name="P1">Summary: <text:tab/>Zombie runner roguelike</text:p>
      <text:p text:style-name="P1"/>
      <text:p text:style-name="P1">Objective: <text:tab/>Traverse a series of randomly generated rooms to reach the end of all <text:span text:style-name="T2">3</text:span> zones and get <text:tab/><text:tab/><text:tab/>to the boat.</text:p>
      <text:p text:style-name="P1"/>
      <text:p text:style-name="P1">Setting:<text:tab/>Zone 1: small town</text:p>
      <text:p text:style-name="P1"><text:tab/><text:tab/>Zone 2: wilderness</text:p>
      <text:p text:style-name="P1"><text:tab/><text:tab/><text:span text:style-name="T1">Zone 3: city</text:span></text:p>
      <text:p text:style-name="P1"/>
      <text:p text:style-name="P2">Story: <text:tab/><text:tab/>To be determined</text:p>
      <text:p text:style-name="P2"/>
      <text:p text:style-name="P3">Gameplay:<text:tab/>Very fast paced race against the clock. One sustained hit and you will have to start from <text:tab/><text:tab/>the beginning. You can kill zombies by attacking them with weapons or setting traps. </text:p>
      <text:p text:style-name="P4"/>
      <text:p text:style-name="P5"><text:span text:style-name="T4">Elements:</text:span></text:p>
      <text:p text:style-name="P5"><text:tab/><text:span text:style-name="T4">Stamina/Energy: every new room consumes some stamina/energy. Must find food to sustain. <text:tab/><text:tab/><text:tab/>Can also sleep to gain more.</text:span></text:p>
      <text:p text:style-name="P6"><text:tab/><text:span text:style-name="T5">Weapon: can only hold one at a time. Projectile weapons and melee weapons.</text:span></text:p>
      <text:p text:style-name="P7"><text:tab/><text:span text:style-name="T5">Ammo: 4 types (shotgun, rifle, pistol, arrows), can hold as many as possible</text:span></text:p>
      <text:p text:style-name="P7"><text:tab/><text:span text:style-name="T6">Gear: Can improve armor to sustain more than one bite, can improve boots to move faster, can <text:tab/><text:tab/>upgrade default weapon.</text:span><text:tab/><text:tab/></text:p>
      <text:p text:style-name="P4"/>
      <text:p text:style-name="P4">Future Improvements: <text:span text:style-name="T3">Fog of war, flashlight mechanic, 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0T08:37:03.136000000</meta:creation-date>
    <meta:generator>LibreOffice/4.2.3.3$Windows_x86 LibreOffice_project/882f8a0a489bc99a9e60c7905a60226254cb6ff0</meta:generator>
    <dc:date>2014-12-10T08:55:43.172000000</dc:date>
    <meta:editing-duration>PT13M36S</meta:editing-duration>
    <meta:editing-cycles>16</meta:editing-cycles>
    <meta:document-statistic meta:table-count="0" meta:image-count="0" meta:object-count="0" meta:page-count="1" meta:paragraph-count="14" meta:word-count="148" meta:character-count="901" meta:non-whitespace-character-count="738"/>
  </office:meta>
</office:document-meta>
</file>